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8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4" style:family="table-cell" style:parent-style-name="Excel_20_Built-in_20_Normal" style:data-style-name="N8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8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3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14" table:table="0"/>
          <office:change-info>
            <dc:creator>Ania </dc:creator>
            <dc:date>2014-12-05T22:48:12.74</dc:date>
          </office:change-info>
          <table:previous>
            <table:change-track-table-cell office:value-type="string">
              <text:p>Przegląd literaturowy <text:s/>(5h) </text:p>
              <text:p>Przygotowanie prezentacji, opis i analiza 2 wybranych algorytmów (2,5h)</text:p>
            </table:change-track-table-cell>
          </table:previous>
        </table:cell-content-change>
        <table:cell-content-change table:id="ct2" table:acceptance-state="accepted">
          <table:cell-address table:column="3" table:row="15" table:table="0"/>
          <office:change-info>
            <dc:creator>Ania </dc:creator>
            <dc:date>2014-12-05T22:48:12.74</dc:date>
          </office:change-info>
          <table:previous>
            <table:change-track-table-cell office:value-type="string">
              <text:p>Przegląd literaturowy <text:s/>(5h) </text:p>
              <text:p>Przygotowanie prezentacji, opis i analiza 2 wybranych algorytmów (2,5h)</text:p>
            </table:change-track-table-cell>
          </table:previous>
        </table:cell-content-change>
        <table:cell-content-change table:id="ct3" table:acceptance-state="accepted">
          <table:cell-address table:column="3" table:row="16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4" table:row="16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16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6" table:row="16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3" table:row="17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4" table:row="17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17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6" table:row="17" table:table="0"/>
          <office:change-info>
            <dc:creator>Ania </dc:creator>
            <dc:date>2014-12-05T22:48:12.74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3" table:row="58" table:table="0"/>
          <office:change-info>
            <dc:creator>Ania </dc:creator>
            <dc:date>2014-12-05T22:48:12.75</dc:date>
          </office:change-info>
          <table:previous>
            <table:change-track-table-cell office:value-type="string">
              <text:p>Ponowny przegląd literatury w celu wyszukania bardziej szczegółowych informacji na temat wybranych algorytmów (4h ).</text:p>
              <text:p>Implementacja algorytmu wyznaczania sygnału EDR dwoma sposobami: </text:p>
              <text:p>-poprzez wyznaczanie kolejnych amplitud załamków R (1,5h) </text:p>
              <text:p>-poprzez wyznaczanie pól powierzchni zespołów QRS (3h)</text:p>
              <text:p>w środowisku Matlab. </text:p>
              <text:p>Porównanie wyników działania obu algorytmów (1h).</text:p>
              <text:p>Przygotowanie części teoretycznej raportu wstępnego - koncepcja proponowanego rozwiązania + wstępne przygotowanie prezentacji na spotkanie kontrolne 2 (2h)</text:p>
            </table:change-track-table-cell>
          </table:previous>
        </table:cell-content-change>
        <table:cell-content-change table:id="ct12" table:acceptance-state="accepted">
          <table:cell-address table:column="3" table:row="59" table:table="0"/>
          <office:change-info>
            <dc:creator>Ania </dc:creator>
            <dc:date>2014-12-05T22:48:12.75</dc:date>
          </office:change-info>
          <table:previous>
            <table:change-track-table-cell office:value-type="string">
              <text:p>Ponowny przegląd literatury w celu wyszukania bardziej szczegółowych informacji na temat wybranych algorytmów (4h ).</text:p>
              <text:p>Implementacja algorytmu wyznaczania sygnału EDR dwoma sposobami: </text:p>
              <text:p>-poprzez wyznaczanie kolejnych amplitud załamków R (1,5h) </text:p>
              <text:p>-poprzez wyznaczanie pól powierzchni zespołów QRS (3h)</text:p>
              <text:p>w środowisku Matlab. </text:p>
              <text:p>Porównanie wyników działania obu algorytmów (1h).</text:p>
              <text:p>Przygotowanie części teoretycznej raportu wstępnego - <text:s/>przygotowanie abstraktu oraz wstępu (2h)</text:p>
            </table:change-track-table-cell>
          </table:previous>
        </table:cell-content-change>
        <table:cell-content-change table:id="ct13" table:acceptance-state="accepted">
          <table:cell-address table:column="3" table:row="60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4" table:row="60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3" table:row="61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4" table:row="61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68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4" table:row="68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3" table:row="69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4" table:row="69" table:table="0"/>
          <office:change-info>
            <dc:creator>Ania </dc:creator>
            <dc:date>2014-12-05T22:48:12.75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6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6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7" office:value-type="string">
            <text:p>2 dni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8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8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7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7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8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8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8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8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7" office:value-type="string">
            <text:p>kilka dni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Default" office:value-type="string">
            <text:p>Przegląd literatury mający na celu znalezienie sposobów charakterystyki pętli T w sygnale VCG +prezentacja wstępna</text:p>
          </table:table-cell>
          <table:table-cell table:style-name="ce29" office:value-type="string">
            <text:p>10h</text:p>
          </table:table-cell>
          <table:table-cell table:style-name="ce23" office:value-type="string">
            <text:p>znalezienie odpowiednich parametrów, wykonanie prezentacji</text:p>
          </table:table-cell>
          <table:table-cell table:style-name="ce27" office:value-type="string">
            <text:p>10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3" office:value-type="string">
            <text:p>Przeglad literatury – znalezienie dwóch sposobów konwersji sygnału EKG na VCG + prezentacja wstępna</text:p>
          </table:table-cell>
          <table:table-cell table:style-name="ce29" office:value-type="string">
            <text:p>10h</text:p>
          </table:table-cell>
          <table:table-cell table:style-name="ce24" office:value-type="string">
            <text:p>znalezienie opisu transformacji Levkova i odwrotnej transformacji Dovera, wykonanie prezentacji</text:p>
          </table:table-cell>
          <table:table-cell table:style-name="ce28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7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7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8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8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8" office:value-type="string">
            <text:p>3 dni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7" office:value-type="string">
            <text:p>3 dni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7" office:value-type="string">
            <text:p>około tygodnia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7" office:value-type="string">
            <text:p>3 dni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8" office:value-type="string">
            <text:p>3 dni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7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7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8" office:value-type="string">
            <text:p>2-3 dni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7" office:value-type="string">
            <text:p>5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8" office:value-type="string">
            <text:p>5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7" office:value-type="string">
            <text:p>jakiś tydzień.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7" office:value-type="string">
            <text:p>3 dni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8" office:value-type="string">
            <text:p>3 dni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6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6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8" office:value-type="string">
            <text:p>20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7" office:value-type="string">
            <text:p>30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8" office:value-type="string">
            <text:p>30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14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Uzyskanie sygnału VCG metodą Dowera, wyodrębnienie pętli T w sygnale VCG, przegląd literatury na temat PCA</text:p>
          </table:table-cell>
          <table:table-cell table:style-name="ce29" office:value-type="string">
            <text:p>20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4" office:value-type="string">
            <text:p>Uzyskanie sygnału VCG metodą Levkova, przegląd literatury na temat PCA dla sygnału VCG i implementacja tej metody w Matlabie</text:p>
          </table:table-cell>
          <table:table-cell table:style-name="ce29" office:value-type="string">
            <text:p>20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7" office:value-type="string">
            <text:p>5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8" office:value-type="string">
            <text:p>4 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27" office:value-type="string">
            <text:p>5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28" office:value-type="string">
            <text:p>10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5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7" office:value-type="string">
            <text:p>30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8" office:value-type="string">
            <text:p>30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7" office:value-type="string">
            <text:p>30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7" office:value-type="string">
            <text:p>20-30h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8" office:value-type="string">
            <text:p>20-30h</text:p>
          </table:table-cell>
          <table:table-cell table:style-name="ce21"/>
          <table:table-cell table:style-name="ce28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5.12.2014</text:date>, <text:time>23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ell Latitude E6540</meta:initial-creator>
    <dc:creator>Ania </dc:creator>
    <meta:creation-date>2014-11-04T22:12:00Z</meta:creation-date>
    <dc:date>2014-12-05T23:48:37.04</dc:date>
    <meta:editing-cycles>17</meta:editing-cycles>
    <meta:editing-duration>PT1H20M49S</meta:editing-duration>
    <meta:document-statistic meta:table-count="1" meta:cell-count="307" meta:object-count="0"/>
  </office:meta>
</office:document-meta>
</file>